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298f3"/>
    </style:style>
    <style:style style:name="P2" style:family="paragraph" style:parent-style-name="Standard">
      <style:text-properties style:font-name="DejaVu Sans" officeooo:paragraph-rsid="000298f3"/>
    </style:style>
    <style:style style:name="P3" style:family="paragraph" style:parent-style-name="Standard">
      <style:text-properties style:font-name="DejaVu Sans" fo:font-size="11pt" officeooo:paragraph-rsid="000298f3" style:font-size-asian="11pt" style:font-size-complex="11pt"/>
    </style:style>
    <style:style style:name="P4" style:family="paragraph" style:parent-style-name="Standard">
      <style:text-properties style:font-name="DejaVu Sans" fo:font-size="11pt" officeooo:paragraph-rsid="000341c7" style:font-size-asian="11pt" style:font-size-complex="11pt"/>
    </style:style>
    <style:style style:name="P5" style:family="paragraph" style:parent-style-name="Standard">
      <style:paragraph-properties fo:break-before="page"/>
    </style:style>
    <style:style style:name="P6" style:family="paragraph" style:parent-style-name="Standard">
      <style:paragraph-properties fo:break-before="page"/>
      <style:text-properties officeooo:paragraph-rsid="000298f3"/>
    </style:style>
    <style:style style:name="P7" style:family="paragraph" style:parent-style-name="Standard">
      <style:paragraph-properties fo:break-before="page"/>
      <style:text-properties style:font-name="DejaVu Sans" officeooo:paragraph-rsid="000298f3"/>
    </style:style>
    <style:style style:name="P8" style:family="paragraph" style:parent-style-name="Standard">
      <style:paragraph-properties fo:break-before="page"/>
      <style:text-properties fo:font-weight="bold" style:font-weight-asian="bold" style:font-weight-complex="bold"/>
    </style:style>
    <style:style style:name="P9" style:family="paragraph" style:parent-style-name="Standard">
      <style:text-properties fo:font-size="14pt" fo:font-weight="bold" officeooo:rsid="0008970c" officeooo:paragraph-rsid="0008970c" style:font-weight-asian="bold" style:font-weight-complex="bold"/>
    </style:style>
    <style:style style:name="P10" style:family="paragraph" style:parent-style-name="Standard">
      <style:text-properties fo:font-size="12pt" officeooo:rsid="0008970c" officeooo:paragraph-rsid="0008970c" style:font-size-asian="10.5pt" style:font-size-complex="12pt"/>
    </style:style>
    <style:style style:name="P11" style:family="paragraph" style:parent-style-name="Standard">
      <style:text-properties officeooo:paragraph-rsid="0008970c"/>
    </style:style>
    <style:style style:name="P12" style:family="paragraph" style:parent-style-name="Standard">
      <style:text-properties style:font-name="DejaVu Sans" fo:font-size="11pt" officeooo:paragraph-rsid="000341c7" style:font-size-asian="11pt" style:font-size-complex="11pt"/>
    </style:style>
    <style:style style:name="P13" style:family="paragraph" style:parent-style-name="Standard">
      <style:text-properties style:font-name="DejaVu Sans" fo:font-size="11pt" officeooo:rsid="0008970c" officeooo:paragraph-rsid="0008970c" style:font-size-asian="11pt" style:font-size-complex="11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053301" style:font-size-asian="16pt" style:font-weight-asian="bold" style:font-size-complex="16pt" style:font-weight-complex="bold"/>
    </style:style>
    <style:style style:name="T3" style:family="text">
      <style:text-properties fo:font-size="16pt" fo:font-weight="bold" officeooo:rsid="0008970c" style:font-size-asian="16pt" style:font-weight-asian="bold" style:font-size-complex="16pt" style:font-weight-complex="bold"/>
    </style:style>
    <style:style style:name="T4" style:family="text">
      <style:text-properties officeooo:rsid="000298f3"/>
    </style:style>
    <style:style style:name="T5" style:family="text">
      <style:text-properties officeooo:rsid="0008970c"/>
    </style:style>
    <style:style style:name="T6" style:family="text">
      <style:text-properties fo:font-size="12pt" officeooo:rsid="0008970c" style:font-size-asian="10.5pt" style:font-size-complex="12pt"/>
    </style:style>
    <style:style style:name="fr1" style:family="graphic" style:parent-style-name="Frame">
      <style:graphic-properties style:vertical-pos="top" style:vertical-rel="paragraph-content"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L</text:span><text:span text:style-name="T1">ab </text:span><text:span text:style-name="T3">8</text:span><text:span text:style-name="T1">: </text:span><text:span text:style-name="T2">S</text:span><text:span text:style-name="T3">earching and Sorting</text:span></text:p>
      <text:p text:style-name="Standard"/>
      <text:p text:style-name="P9">Searching</text:p>
      <text:p text:style-name="Standard"/>
      <text:p text:style-name="P10">"It’s very common for programs not only to store and process data stored in arrays, but also to search arrays for specified items." Tony Gaddis, Starting Out in C++</text:p>
      <text:p text:style-name="P10"/>
      <text:p text:style-name="P10">You learned earlier in the class that an "algorithm" is a step by step list of instructions for completing some task. Search algorithms are one of the simplest and most common varieties of algorithms in computer science. Any sorting algorithm should check elements of some collection (like an array) in some order until it has found the item it is searching for or has exhausted the collection.</text:p>
      <text:p text:style-name="P10"/>
      <text:p text:style-name="P11"><text:span text:style-name="T6">Linear Search in the simplest common searching algorithm. To search an array, the stored elements are checked in ascending order starting from index 0. The function should return the first index that it finds its search value in. If the the algorithm reaches index=SIZE, then the entire list has been checked and the search value is not in the list. Consider this implementation:</text:span></text:p>
      <text:p text:style-name="Standard"/>
      <text:p text:style-name="Standard"><draw:frame draw:style-name="fr1" draw:name="Frame1" text:anchor-type="paragraph" svg:width="7in" draw:z-index="0"><draw:text-box fo:min-height="2in"><text:p text:style-name="P4">//<text:span text:style-name="T5">Code provided on page 464 of Starting out with C++ by Tony Gaddis</text:span></text:p><text:p text:style-name="P4"/><text:p text:style-name="P13">int linearSearch (const int arr[], int size, int value){</text:p><text:p text:style-name="P13"><text:s text:c="4"/>int index = 0;</text:p><text:p text:style-name="P13"><text:s text:c="4"/>int position = -1;</text:p><text:p text:style-name="P13"><text:s text:c="4"/>bool found = false;</text:p><text:p text:style-name="P13"/><text:p text:style-name="P13"><text:s text:c="4"/>while(index &lt; size &amp;&amp;</text:p></draw:text-box></draw:frame></text:p>
      <text:p text:style-name="P5"><draw:frame draw:style-name="fr1" draw:name="Frame2" text:anchor-type="paragraph" svg:width="7in" draw:z-index="1"><draw:text-box fo:min-height="2in"><text:p text:style-name="P7">int main()</text:p><text:p text:style-name="P2">{</text:p><text:p text:style-name="P2"><text:s text:c="4"/>// Variable Declaration (or more accurately object declaration)</text:p><text:p text:style-name="P2"><text:s text:c="4"/>//</text:p><text:p text:style-name="P2"><text:s text:c="4"/>// Like "string", "StudentRecord" is an abstract data type,</text:p><text:p text:style-name="P2"><text:s text:c="4"/>// and so we must create an instance of it when we want to use one.</text:p><text:p text:style-name="P2"><text:s text:c="4"/>// Here, "StudentRecord" is our abstract data type, and "student" is</text:p><text:p text:style-name="P2"><text:s text:c="4"/>// the name of our newly created object. </text:p><text:p text:style-name="P2"><text:s text:c="4"/>//</text:p><text:p text:style-name="P2"><text:s text:c="4"/>// An object is <text:s/>similar to a variable, but while a variable contains</text:p><text:p text:style-name="P2"><text:s text:c="4"/>// only a single piece of data, an object is comprised of multiple </text:p><text:p text:style-name="P2"><text:s text:c="4"/>// pieces of data with often different data types (later you will learn</text:p><text:p text:style-name="P2"><text:s text:c="4"/>// structures also can contain functions).</text:p><text:p text:style-name="P2"/><text:p text:style-name="P2"><text:s text:c="4"/>StudentRecord student;</text:p><text:p text:style-name="P2"/><text:p text:style-name="P2"><text:s text:c="4"/>// Accessing an Object's Members</text:p><text:p text:style-name="P2"><text:s text:c="4"/>//</text:p><text:p text:style-name="P2"><text:s text:c="4"/>// We use the dot operator (.) to access member variables. </text:p><text:p text:style-name="P2"><text:s text:c="4"/>// syntax : objectName.memberName</text:p><text:p text:style-name="P2"/><text:p text:style-name="P2"><text:s text:c="4"/>student.studentID = 12321;</text:p><text:p text:style-name="P2"><text:s text:c="4"/>student.firstName = "John";</text:p><text:p text:style-name="P2"><text:s text:c="4"/>student.lastName = "Snow";</text:p><text:p text:style-name="P2"><text:s text:c="4"/>student.gpa = 3.76;</text:p><text:p text:style-name="P2"/><text:p text:style-name="P2"><text:s text:c="4"/>cout &lt;&lt; student.studentID &lt;&lt; endl</text:p><text:p text:style-name="P2"><text:s text:c="9"/>&lt;&lt; student.firstName &lt;&lt; endl</text:p><text:p text:style-name="P2"><text:s text:c="9"/>&lt;&lt; student.lastName &lt;&lt; endl</text:p><text:p text:style-name="P2"><text:s text:c="9"/>&lt;&lt; student.gpa &lt;&lt; endl;</text:p><text:p text:style-name="P2"/><text:p text:style-name="P2"><text:s text:c="4"/>return 0;</text:p><text:p text:style-name="P2">}</text:p></draw:text-box></draw:frame><text:tab/><text:tab/> <text:s/></text:p>
      <text:p text:style-name="Standard"/>
      <text:p text:style-name="Standard"/>
      <text:p text:style-name="P8">Initializing a Struct</text:p>
      <text:p text:style-name="Standard"/>
      <text:p text:style-name="Standard">Declaring and Assigning at the same time</text:p>
      <text:p text:style-name="Standard"><draw:frame draw:style-name="fr1" draw:name="Frame3" text:anchor-type="paragraph" svg:width="7in" draw:z-index="2"><draw:text-box fo:min-height="2in"><text:p text:style-name="P3">#include &lt;iostream&gt;</text:p><text:p text:style-name="P3">using namespace std;</text:p><text:p text:style-name="P3"/><text:p text:style-name="P3">// Struct Definition</text:p><text:p text:style-name="P3">struct Time</text:p><text:p text:style-name="P3">{</text:p><text:p text:style-name="P3"><text:s text:c="4"/>int hour;</text:p><text:p text:style-name="P3"><text:s text:c="4"/>int minutes;</text:p><text:p text:style-name="P3"><text:s text:c="4"/>int seconds;</text:p><text:p text:style-name="P3">};</text:p><text:p text:style-name="P3"/><text:p text:style-name="P3">int main()</text:p><text:p text:style-name="P3">{</text:p><text:p text:style-name="P3"><text:s text:c="4"/>// Struct Object Initialization</text:p><text:p text:style-name="P3"><text:s text:c="4"/>Time myTime = {12, 32, 45};</text:p><text:p text:style-name="P3"><text:s text:c="4"/>cout &lt;&lt; myTime.hour &lt;&lt; ":" &lt;&lt; myTime.minutes &lt;&lt; ":" &lt;&lt; myTime.seconds;</text:p><text:p text:style-name="P3">}</text:p></draw:text-box></draw:frame></text:p>
      <text:p text:style-name="Standard"><text:tab/><text:tab/> <text:s/></text:p>
      <text:p text:style-name="Standard"/>
      <text:p text:style-name="Standard"/>
      <text:p text:style-name="P8">Structs Example 1</text:p>
      <text:p text:style-name="Standard"/>
      <text:p text:style-name="Standard"><draw:frame draw:style-name="fr1" draw:name="Frame4" text:anchor-type="paragraph" svg:width="7in" draw:z-index="3"><draw:text-box fo:min-height="2in"><text:p text:style-name="P3">#include &lt;iostream&gt;</text:p><text:p text:style-name="P3">using namespace std;</text:p><text:p text:style-name="P3"/><text:p text:style-name="P3">// Struct Definition</text:p><text:p text:style-name="P3">struct Time</text:p><text:p text:style-name="P3">{</text:p><text:p text:style-name="P3"><text:s text:c="4"/>int hour;</text:p><text:p text:style-name="P3"><text:s text:c="4"/>int minutes;</text:p><text:p text:style-name="P3"><text:s text:c="4"/>int seconds;</text:p><text:p text:style-name="P3">};</text:p><text:p text:style-name="P3"/><text:p text:style-name="P3">int main()</text:p><text:p text:style-name="P3">{</text:p><text:p text:style-name="P3"><text:s text:c="4"/>// Struct Object Declaration</text:p><text:p text:style-name="P3"><text:s text:c="4"/>Time start_time;</text:p><text:p text:style-name="P3"><text:s text:c="4"/>Time end_time;</text:p><text:p text:style-name="P3"/><text:p text:style-name="P3"><text:s text:c="4"/>// Struct Object Assignment of values</text:p><text:p text:style-name="P3"><text:s text:c="4"/>cout &lt;&lt; "What is the start time (H M S)?" &lt;&lt; endl;</text:p><text:p text:style-name="P3"><text:s text:c="4"/>cin &gt;&gt; start_time.hour;</text:p><text:p text:style-name="P3"><text:s text:c="4"/>cin &gt;&gt; start_time.minutes;</text:p><text:p text:style-name="P3"><text:s text:c="4"/>cin &gt;&gt; start_time.seconds;</text:p><text:p text:style-name="P3"/><text:p text:style-name="P3"><text:s text:c="4"/>// Struct Object Assignment of values</text:p><text:p text:style-name="P3"><text:s text:c="4"/>cout &lt;&lt; "What is the end time (H M S)?" &lt;&lt; endl;</text:p><text:p text:style-name="P3"><text:s text:c="4"/>cin &gt;&gt; end_time.hour;</text:p><text:p text:style-name="P3"><text:s text:c="4"/>cin &gt;&gt; end_time.minutes;</text:p><text:p text:style-name="P3"><text:s text:c="4"/>cin &gt;&gt; end_time.seconds;</text:p><text:p text:style-name="P3"/><text:p text:style-name="P3"><text:s text:c="4"/>cout &lt;&lt; "\nStart: " &lt;&lt; start_time.hour &lt;&lt; ":" &lt;&lt; start_time.minutes</text:p><text:p text:style-name="P3"><text:s text:c="9"/>&lt;&lt; "." &lt;&lt; start_time.seconds &lt;&lt; endl;</text:p><text:p text:style-name="P3"><text:s text:c="4"/>cout &lt;&lt; "End <text:s/>: " &lt;&lt; end_time.hour &lt;&lt; ":" &lt;&lt; end_time.minutes &lt;&lt; "."</text:p><text:p text:style-name="P3"><text:s text:c="9"/>&lt;&lt; end_time.seconds;</text:p><text:p text:style-name="P3"><text:s text:c="4"/>return 0;</text:p><text:p text:style-name="P3">}</text:p></draw:text-box></draw:frame></text:p>
      <text:p text:style-name="Standard"/>
      <text:p text:style-name="Standard"/>
      <text:p text:style-name="P8">Arrays of <text:span text:style-name="T4">Structs</text:span></text:p>
      <text:p text:style-name="Standard"/>
      <text:p text:style-name="Standard"><draw:frame draw:style-name="fr1" draw:name="Frame5" text:anchor-type="paragraph" svg:width="7in" draw:z-index="4"><draw:text-box fo:min-height="2in"><text:p text:style-name="P3">#include &lt;iostream&gt;</text:p><text:p text:style-name="P3">using namespace std;</text:p><text:p text:style-name="P3"/><text:p text:style-name="P3">// Struct Definition</text:p><text:p text:style-name="P3">struct StudentRecord</text:p><text:p text:style-name="P3">{</text:p><text:p text:style-name="P3"><text:s text:c="3"/>// Members</text:p><text:p text:style-name="P3"><text:s text:c="3"/>int studentID;</text:p><text:p text:style-name="P3"><text:s text:c="3"/>string firstName;</text:p><text:p text:style-name="P3"><text:s text:c="3"/>string lastName;</text:p><text:p text:style-name="P3"><text:s text:c="3"/>double gpa;</text:p><text:p text:style-name="P3">};</text:p><text:p text:style-name="P3"/><text:p text:style-name="P3"/><text:p text:style-name="P3">int main()</text:p><text:p text:style-name="P3">{</text:p><text:p text:style-name="P3"><text:s text:c="4"/>// Array of Objects Declaration</text:p><text:p text:style-name="P3"><text:s text:c="4"/>StudentRecord student [10000];</text:p><text:p text:style-name="P3"/><text:p text:style-name="P3"><text:s text:c="4"/>// Accessing members of an element in an array of structs</text:p><text:p text:style-name="P3"><text:s text:c="4"/>student[0].firstName = "Cersei";</text:p><text:p text:style-name="P3"><text:s text:c="4"/>student[0].lastName = "Lannister";</text:p><text:p text:style-name="P3"><text:s text:c="4"/>student[0].studentID = 543345;</text:p><text:p text:style-name="P3"><text:s text:c="4"/>student[0].gpa = 3.9;</text:p><text:p text:style-name="P3"/><text:p text:style-name="P3"><text:s text:c="4"/>cout &lt;&lt; student[0].studentID &lt;&lt; endl</text:p><text:p text:style-name="P3"><text:s text:c="9"/>&lt;&lt; student[0].firstName &lt;&lt; endl</text:p><text:p text:style-name="P3"><text:s text:c="9"/>&lt;&lt; student[0].lastName &lt;&lt; endl</text:p><text:p text:style-name="P3"><text:s text:c="9"/>&lt;&lt; student[0].gpa &lt;&lt; endl;</text:p><text:p text:style-name="P3"/><text:p text:style-name="P3"><text:s/>return 0;</text:p><text:p text:style-name="P3">}</text:p></draw:text-box></draw:frame></text:p>
      <text:p text:style-name="Standard"/>
      <text:p text:style-name="Standard"/>
      <text:p text:style-name="P8">Structs With Member Arrays</text:p>
      <text:p text:style-name="Standard"/>
      <text:p text:style-name="Standard"><draw:frame draw:style-name="fr1" draw:name="Frame6" text:anchor-type="paragraph" svg:width="7in" draw:z-index="5"><draw:text-box fo:min-height="2in"><text:p text:style-name="P3">#include &lt;iostream&gt;</text:p><text:p text:style-name="P3">using namespace std;</text:p><text:p text:style-name="P3"/><text:p text:style-name="P3">// Struct Definition</text:p><text:p text:style-name="P3">struct StudentRecord</text:p><text:p text:style-name="P3">{</text:p><text:p text:style-name="P3"><text:s text:c="3"/>// Members</text:p><text:p text:style-name="P3"><text:s text:c="3"/>string firstName;</text:p><text:p text:style-name="P3"><text:s text:c="3"/>string lastName;</text:p><text:p text:style-name="P3"><text:s text:c="3"/>int testGrades[4]; // We can have members that are arrays</text:p><text:p text:style-name="P3">};</text:p><text:p text:style-name="P3"/><text:p text:style-name="P3"/><text:p text:style-name="P3">int main()</text:p><text:p text:style-name="P3">{</text:p><text:p text:style-name="P3"><text:s text:c="4"/>// Array of Objects Declaration</text:p><text:p text:style-name="P3"><text:s text:c="4"/>StudentRecord student [10000];</text:p><text:p text:style-name="P3"/><text:p text:style-name="P3"><text:s text:c="4"/>cout &lt;&lt; "Enter student's first name" &lt;&lt; endl;</text:p><text:p text:style-name="P3"><text:s text:c="4"/>cin &gt;&gt; student[0].firstName;</text:p><text:p text:style-name="P3"/><text:p text:style-name="P3"><text:s text:c="4"/>cout &lt;&lt; "Enter student's last name" &lt;&lt; endl;</text:p><text:p text:style-name="P3"><text:s text:c="4"/>cin &gt;&gt; student[0].lastName;</text:p><text:p text:style-name="P3"/><text:p text:style-name="P3"><text:s text:c="4"/>cout &lt;&lt; "Enter the student's 4 test grades" &lt;&lt; endl;</text:p><text:p text:style-name="P3"/><text:p text:style-name="P3"><text:s text:c="4"/>// Here we use a FOR loop to get each grade for student "0".</text:p><text:p text:style-name="P3"><text:s text:c="4"/>// Note that this will only fill the array for student "0".</text:p><text:p text:style-name="P3"><text:s text:c="4"/>for(int i = 0; i &lt; 4; i++)</text:p><text:p text:style-name="P3"><text:s text:c="4"/>{</text:p><text:p text:style-name="P3"><text:s text:c="8"/>cin &gt;&gt; student[0].testGrades[i]; </text:p><text:p text:style-name="P3"><text:s text:c="4"/>} <text:s text:c="2"/></text:p><text:p text:style-name="P3"/><text:p text:style-name="P3"/><text:p text:style-name="P3"><text:s text:c="4"/>return 0;</text:p><text:p text:style-name="P3">}</text:p><text:p text:style-name="P3"/><text:p text:style-name="P3">// Note that this code only assigns values to 1 of the 10000 StudentRecord</text:p><text:p text:style-name="P3">// array elements that we created. To fill the other values, we would have to </text:p><text:p text:style-name="P3">// use an outer loop around the given FOR loop to repeat this code for the </text:p><text:p text:style-name="P3">// other students.</text:p></draw:text-box></draw:frame></text:p>
      <text:p text:style-name="Standard"/>
      <text:p text:style-name="Standard"/>
      <text:p text:style-name="P8">Structs Example 2</text:p>
      <text:p text:style-name="Standard"/>
      <text:p text:style-name="Standard"><draw:frame draw:style-name="fr1" draw:name="Frame7" text:anchor-type="paragraph" svg:width="7in" draw:z-index="6"><draw:text-box fo:min-height="2in"><text:p text:style-name="P3">// Reads in students from user (keyboard) into an array</text:p><text:p text:style-name="P3">// of structs and outputs them to a file.</text:p><text:p text:style-name="P3"/><text:p text:style-name="P3">#include &lt;iostream&gt;</text:p><text:p text:style-name="P3">#include &lt;fstream&gt;</text:p><text:p text:style-name="P3">using namespace std;</text:p><text:p text:style-name="P3"/><text:p text:style-name="P3">// Struct Definition</text:p><text:p text:style-name="P3">struct StudentRecord</text:p><text:p text:style-name="P3">{</text:p><text:p text:style-name="P3"><text:s text:c="3"/>int studentID;</text:p><text:p text:style-name="P3"><text:s text:c="3"/>string firstName;</text:p><text:p text:style-name="P3"><text:s text:c="3"/>string lastName;</text:p><text:p text:style-name="P3"><text:s text:c="3"/>double gpa;</text:p><text:p text:style-name="P3">};</text:p><text:p text:style-name="P3"/><text:p text:style-name="P3"/><text:p text:style-name="P3">int main()</text:p><text:p text:style-name="P3">{</text:p><text:p text:style-name="P3"><text:s text:c="4"/>// Variable Array Declaration</text:p><text:p text:style-name="P3"><text:s text:c="4"/>StudentRecord student [1000];</text:p><text:p text:style-name="P3"><text:s text:c="4"/>int count;</text:p><text:p text:style-name="P3"><text:s text:c="4"/>char userChoice;</text:p><text:p text:style-name="P3"/><text:p text:style-name="P3"><text:s text:c="4"/>ofstream fout;</text:p><text:p text:style-name="P3"><text:s text:c="4"/>// We can set our ofstream to append to the end of the file so we do not</text:p><text:p text:style-name="P3"><text:s text:c="4"/>// lose previously entered data by using std::ofstream::app as demonstrated.</text:p><text:p text:style-name="P3"><text:s text:c="4"/>// This is just for your knowledge and will not be tested over.</text:p><text:p text:style-name="P3"><text:s text:c="4"/>fout.open("StudentData.txt", std::ofstream::app);</text:p><text:p text:style-name="P3"/><text:p text:style-name="P3"><text:s text:c="4"/>count = 0;</text:p><text:p text:style-name="P3"><text:s text:c="3"/>//<text:span text:style-name="T4">continues on next page</text:span></text:p></draw:text-box></draw:frame></text:p>
      <text:p text:style-name="Standard"/>
      <text:p text:style-name="P1"><text:s text:c="3"/></text:p>
      <text:p text:style-name="P6"><draw:frame draw:style-name="fr1" draw:name="Frame8" text:anchor-type="paragraph" svg:width="7in" draw:z-index="7"><draw:text-box fo:min-height="2in"><text:p text:style-name="P6">// <text:span text:style-name="T4">Example 2 continued</text:span></text:p><text:p text:style-name="P1">// Take student info from user and put it into the array of Structs.</text:p><text:p text:style-name="P1"><text:s text:c="4"/>do</text:p><text:p text:style-name="P1"><text:s text:c="4"/>{</text:p><text:p text:style-name="P1"><text:s text:c="8"/>cout &lt;&lt; "Enter Student ID: ";</text:p><text:p text:style-name="P1"><text:s text:c="8"/>cin &gt;&gt; student[count].studentID;</text:p><text:p text:style-name="P1"/><text:p text:style-name="P1"><text:s text:c="8"/>cout &lt;&lt; "Enter Student's First Name: ";</text:p><text:p text:style-name="P1"><text:s text:c="8"/>cin &gt;&gt; student[count].firstName;</text:p><text:p text:style-name="P1"/><text:p text:style-name="P1"><text:s text:c="8"/>cout &lt;&lt; "Enter Student's Last Name: ";</text:p><text:p text:style-name="P1"><text:s text:c="8"/>cin &gt;&gt; student[count].lastName;</text:p><text:p text:style-name="P1"/><text:p text:style-name="P1"><text:s text:c="8"/>cout &lt;&lt; "Enter Student's GPA: ";</text:p><text:p text:style-name="P1"><text:s text:c="8"/>cin &gt;&gt; student[count].gpa;</text:p><text:p text:style-name="P1"/><text:p text:style-name="P1"><text:s text:c="8"/>cout &lt;&lt; "Are you finished? (Y or y)" &lt;&lt; endl;</text:p><text:p text:style-name="P1"><text:s text:c="8"/>cin &gt;&gt; userChoice;</text:p><text:p text:style-name="P1"><text:s text:c="8"/>cout &lt;&lt; endl;</text:p><text:p text:style-name="P1"/><text:p text:style-name="P1"><text:s text:c="8"/>count++;</text:p><text:p text:style-name="P1"><text:s text:c="4"/>}</text:p><text:p text:style-name="P1"><text:s text:c="4"/>while(userChoice != 'Y' &amp;&amp; userChoice != 'y');</text:p><text:p text:style-name="P1"/><text:p text:style-name="P1"/><text:p text:style-name="P1"><text:s text:c="4"/>for(int i=0; i&lt;count; i++)</text:p><text:p text:style-name="P1"><text:s text:c="4"/>{</text:p><text:p text:style-name="P1"><text:s text:c="8"/>fout &lt;&lt; student[i].studentID &lt;&lt; " " &lt;&lt; student[i].firstName</text:p><text:p text:style-name="P1"><text:s text:c="13"/>&lt;&lt; " " &lt;&lt; student[i].lastName &lt;&lt; " " &lt;&lt; student[i].gpa</text:p><text:p text:style-name="P1"><text:s text:c="13"/>&lt;&lt; endl;</text:p><text:p text:style-name="P1"><text:s text:c="4"/>}</text:p><text:p text:style-name="P1"/><text:p text:style-name="P1"><text:s text:c="4"/>fout.close();</text:p><text:p text:style-name="P1"/><text:p text:style-name="P1"><text:s text:c="4"/>return 0;</text:p><text:p text:style-name="P1">}</text:p></draw:text-box></draw:frame><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11:14:36.413341232</meta:creation-date>
    <dc:date>2020-10-24T14:28:45.038731003</dc:date>
    <meta:editing-duration>PT22M34S</meta:editing-duration>
    <meta:editing-cycles>5</meta:editing-cycles>
    <meta:generator>LibreOffice/6.4.6.2$Linux_X86_64 LibreOffice_project/40$Build-2</meta:generator>
    <meta:document-statistic meta:table-count="0" meta:image-count="0" meta:object-count="0" meta:page-count="8" meta:paragraph-count="204" meta:word-count="1000" meta:character-count="6533" meta:non-whitespace-character-count="5093"/>
  </office:meta>
</office:document-meta>
</file>